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mv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brutto</text:p>
          </table:table-cell>
          <table:table-cell office:value-type="string" calcext:value-type="string">
            <text:p>netto</text:p>
          </table:table-cell>
        </table:table-row>
        <table:table-row table:style-name="ro1">
          <table:table-cell office:value-type="string" calcext:value-type="string">
            <text:p>Koszt calkowity</text:p>
          </table:table-cell>
          <table:table-cell table:number-columns-repeated="4"/>
          <table:table-cell table:style-name="ce1" table:formula="of:=SUM([.F5:.F172])" office:value-type="currency" office:currency="PLN" office:value="315.75" calcext:value-type="currency">
            <text:p>315.75 PLN</text:p>
          </table:table-cell>
          <table:table-cell table:style-name="ce1" table:formula="of:=SUM([.G5:.G172])" office:value-type="currency" office:currency="PLN" office:value="243.1275" calcext:value-type="currency">
            <text:p>243.13 PL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zesc</text:p>
          </table:table-cell>
          <table:table-cell office:value-type="string" calcext:value-type="string">
            <text:p>Krotnosc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ena brutto</text:p>
          </table:table-cell>
          <table:table-cell office:value-type="string" calcext:value-type="string">
            <text:p>mozliwa obnizka</text:p>
          </table:table-cell>
          <table:table-cell office:value-type="string" calcext:value-type="string">
            <text:p>cena brutto</text:p>
          </table:table-cell>
          <table:table-cell office:value-type="string" calcext:value-type="string">
            <text:p>cena netto</text:p>
          </table:table-cell>
        </table:table-row>
        <table:table-row table:style-name="ro1">
          <table:table-cell office:value-type="string" calcext:value-type="string">
            <text:p>przesylk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B5]*[.D5]" office:value-type="float" office:value="30" calcext:value-type="float">
            <text:p>30</text:p>
          </table:table-cell>
          <table:table-cell table:formula="of:=[.F5]*0.77"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obudowa sterown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ZKA HERMETYCZNA IP66 300x220x120</text:p>
          </table:table-cell>
          <table:table-cell office:value-type="float" office:value="49.5" calcext:value-type="float">
            <text:p>49.5</text:p>
          </table:table-cell>
          <table:table-cell/>
          <table:table-cell table:formula="of:=[.B6]*[.D6]" office:value-type="float" office:value="49.5" calcext:value-type="float">
            <text:p>49.5</text:p>
          </table:table-cell>
          <table:table-cell table:formula="of:=[.F6]*0.77"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obudowa czujni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7]*[.D7]" office:value-type="float" office:value="10" calcext:value-type="float">
            <text:p>10</text:p>
          </table:table-cell>
          <table:table-cell table:formula="of:=[.F7]*0.77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b1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llegro.pl/b-10a-3-faz-wylacznik-nadpradowy-bezpiecznik-lc-i5220509630.html" xlink:type="simple">https://allegro.pl/b-10a-3-faz-wylacznik-nadpradowy-bezpiecznik-lc-i5220509630.html</text:a>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8]*[.D8]" office:value-type="float" office:value="36" calcext:value-type="float">
            <text:p>36</text:p>
          </table:table-cell>
          <table:table-cell table:formula="of:=[.F8]*0.77" office:value-type="float" office:value="27.72" calcext:value-type="float">
            <text:p>27.72</text:p>
          </table:table-cell>
        </table:table-row>
        <table:table-row table:style-name="ro1">
          <table:table-cell office:value-type="string" calcext:value-type="string">
            <text:p>stycz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llegro.pl/oferta/stycznik-lc1-9a-230v-lctec-7600543258" xlink:type="simple">https://allegro.pl/oferta/stycznik-lc1-9a-230v-lctec-7600543258</text:a>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9]*[.D9]" office:value-type="float" office:value="46" calcext:value-type="float">
            <text:p>46</text:p>
          </table:table-cell>
          <table:table-cell table:formula="of:=[.F9]*0.77" office:value-type="float" office:value="35.42" calcext:value-type="float">
            <text:p>35.42</text:p>
          </table:table-cell>
        </table:table-row>
        <table:table-row table:style-name="ro1">
          <table:table-cell office:value-type="string" calcext:value-type="string">
            <text:p>mufa wyjsc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allegro.pl/oferta/gniazdo-tablicowe-silowe-16a-5p-400v-skosne-770594751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]*[.D10]" office:value-type="float" office:value="24" calcext:value-type="float">
            <text:p>24</text:p>
          </table:table-cell>
          <table:table-cell table:formula="of:=[.F10]*0.77"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mufa wejs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llegro.pl/oferta/wtyk-silowy-tablicowy-odbiornikowy-32a-5p-6965517404" xlink:type="simple">https://allegro.pl/oferta/wtyk-silowy-tablicowy-odbiornikowy-32a-5p-6965517404</text:a>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]*[.D11]" office:value-type="float" office:value="19" calcext:value-type="float">
            <text:p>19</text:p>
          </table:table-cell>
          <table:table-cell table:formula="of:=[.F11]*0.77" office:value-type="float" office:value="14.63" calcext:value-type="float">
            <text:p>14.63</text:p>
          </table:table-cell>
        </table:table-row>
        <table:table-row table:style-name="ro1">
          <table:table-cell office:value-type="string" calcext:value-type="string">
            <text:p>szyna montarzow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ttps://allegro.pl/oferta/pawbol-szyna-montazowa-th35-perforowana-1m-77185371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]*[.D12]" office:value-type="float" office:value="2.25" calcext:value-type="float">
            <text:p>2.25</text:p>
          </table:table-cell>
          <table:table-cell table:formula="of:=[.F12]*0.77" office:value-type="float" office:value="1.7325" calcext:value-type="float">
            <text:p>1.7325</text:p>
          </table:table-cell>
        </table:table-row>
        <table:table-row table:style-name="ro1">
          <table:table-cell office:value-type="string" calcext:value-type="string">
            <text:p>kabl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[.B13]*[.D13]" office:value-type="float" office:value="24" calcext:value-type="float">
            <text:p>24</text:p>
          </table:table-cell>
          <table:table-cell table:formula="of:=[.F13]*0.77"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B14]*[.D14]" office:value-type="float" office:value="10" calcext:value-type="float">
            <text:p>10</text:p>
          </table:table-cell>
          <table:table-cell table:formula="of:=[.F14]*0.77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arduino lc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[.B15]*[.D15]" office:value-type="float" office:value="35" calcext:value-type="float">
            <text:p>35</text:p>
          </table:table-cell>
          <table:table-cell table:formula="of:=[.F15]*0.77" office:value-type="float" office:value="26.95" calcext:value-type="float">
            <text:p>26.95</text:p>
          </table:table-cell>
        </table:table-row>
        <table:table-row table:style-name="ro1">
          <table:table-cell office:value-type="string" calcext:value-type="string">
            <text:p>arduino re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B16]*[.D16]" office:value-type="float" office:value="7" calcext:value-type="float">
            <text:p>7</text:p>
          </table:table-cell>
          <table:table-cell table:formula="of:=[.F16]*0.77"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mikrosty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D17]" office:value-type="float" office:value="2" calcext:value-type="float">
            <text:p>2</text:p>
          </table:table-cell>
          <table:table-cell table:formula="of:=[.F17]*0.77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srubki na w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18]*[.D18]" office:value-type="float" office:value="5" calcext:value-type="float">
            <text:p>5</text:p>
          </table:table-cell>
          <table:table-cell table:formula="of:=[.F18]*0.77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gniazda czujnikow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9]*[.D19]" office:value-type="float" office:value="16" calcext:value-type="float">
            <text:p>16</text:p>
          </table:table-cell>
          <table:table-cell table:formula="of:=[.F19]*0.77"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kontrolk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B20]*[.D20]" office:value-type="float" office:value="0" calcext:value-type="float">
            <text:p>0</text:p>
          </table:table-cell>
          <table:table-cell table:formula="of:=[.F20]*0.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lacznik bezpieczenstw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B21]*[.D21]" office:value-type="float" office:value="0" calcext:value-type="float">
            <text:p>0</text:p>
          </table:table-cell>
          <table:table-cell table:formula="of:=[.F21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2]*[.D22]" office:value-type="float" office:value="0" calcext:value-type="float">
            <text:p>0</text:p>
          </table:table-cell>
          <table:table-cell table:formula="of:=[.F22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3]*[.D23]" office:value-type="float" office:value="0" calcext:value-type="float">
            <text:p>0</text:p>
          </table:table-cell>
          <table:table-cell table:formula="of:=[.F23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4]*[.D24]" office:value-type="float" office:value="0" calcext:value-type="float">
            <text:p>0</text:p>
          </table:table-cell>
          <table:table-cell table:formula="of:=[.F24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5]*[.D25]" office:value-type="float" office:value="0" calcext:value-type="float">
            <text:p>0</text:p>
          </table:table-cell>
          <table:table-cell table:formula="of:=[.F25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6]*[.D26]" office:value-type="float" office:value="0" calcext:value-type="float">
            <text:p>0</text:p>
          </table:table-cell>
          <table:table-cell table:formula="of:=[.F26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7]*[.D27]" office:value-type="float" office:value="0" calcext:value-type="float">
            <text:p>0</text:p>
          </table:table-cell>
          <table:table-cell table:formula="of:=[.F27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8]*[.D28]" office:value-type="float" office:value="0" calcext:value-type="float">
            <text:p>0</text:p>
          </table:table-cell>
          <table:table-cell table:formula="of:=[.F28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29]*[.D29]" office:value-type="float" office:value="0" calcext:value-type="float">
            <text:p>0</text:p>
          </table:table-cell>
          <table:table-cell table:formula="of:=[.F29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30]*[.D30]" office:value-type="float" office:value="0" calcext:value-type="float">
            <text:p>0</text:p>
          </table:table-cell>
          <table:table-cell table:formula="of:=[.F30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31]*[.D31]" office:value-type="float" office:value="0" calcext:value-type="float">
            <text:p>0</text:p>
          </table:table-cell>
          <table:table-cell table:formula="of:=[.F31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32]*[.D32]" office:value-type="float" office:value="0" calcext:value-type="float">
            <text:p>0</text:p>
          </table:table-cell>
          <table:table-cell table:formula="of:=[.F32]*0.7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33]*[.D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4]*[.D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5]*[.D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6]*[.D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7]*[.D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8]*[.D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39]*[.D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0]*[.D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1]*[.D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2]*[.D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3]*[.D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4]*[.D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5]*[.D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6]*[.D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7]*[.D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8]*[.D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49]*[.D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0]*[.D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1]*[.D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2]*[.D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3]*[.D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4]*[.D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5]*[.D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6]*[.D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7]*[.D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8]*[.D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59]*[.D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0]*[.D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1]*[.D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2]*[.D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3]*[.D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4]*[.D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5]*[.D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6]*[.D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7]*[.D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8]*[.D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69]*[.D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0]*[.D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1]*[.D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2]*[.D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3]*[.D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4]*[.D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5]*[.D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6]*[.D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7]*[.D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8]*[.D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79]*[.D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0]*[.D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1]*[.D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2]*[.D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3]*[.D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4]*[.D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5]*[.D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6]*[.D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7]*[.D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8]*[.D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89]*[.D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0]*[.D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1]*[.D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2]*[.D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3]*[.D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4]*[.D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5]*[.D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6]*[.D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7]*[.D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8]*[.D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99]*[.D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0]*[.D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1]*[.D1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2]*[.D1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3]*[.D1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4]*[.D1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5]*[.D1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6]*[.D1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7]*[.D1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8]*[.D1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09]*[.D1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0]*[.D1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1]*[.D1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2]*[.D1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3]*[.D1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4]*[.D1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5]*[.D1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6]*[.D1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7]*[.D1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8]*[.D1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19]*[.D1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0]*[.D1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1]*[.D1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2]*[.D1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3]*[.D1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4]*[.D1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5]*[.D1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6]*[.D1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7]*[.D1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8]*[.D1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29]*[.D1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0]*[.D1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1]*[.D1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2]*[.D1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3]*[.D1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4]*[.D1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5]*[.D1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6]*[.D1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7]*[.D1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8]*[.D1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39]*[.D1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0]*[.D1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1]*[.D1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2]*[.D1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3]*[.D1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4]*[.D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5]*[.D1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6]*[.D1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7]*[.D1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8]*[.D1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49]*[.D1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0]*[.D1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1]*[.D1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2]*[.D1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3]*[.D1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4]*[.D1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5]*[.D1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6]*[.D1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7]*[.D1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8]*[.D1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59]*[.D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0]*[.D1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1]*[.D1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2]*[.D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3]*[.D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4]*[.D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5]*[.D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6]*[.D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7]*[.D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8]*[.D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69]*[.D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0]*[.D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1]*[.D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2]*[.D1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3]*[.D1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4]*[.D1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5]*[.D1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6]*[.D1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7]*[.D1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8]*[.D1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79]*[.D1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0]*[.D1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1]*[.D1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2]*[.D1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3]*[.D1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4]*[.D1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5]*[.D1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6]*[.D1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7]*[.D1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8]*[.D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89]*[.D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0]*[.D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1]*[.D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2]*[.D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3]*[.D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4]*[.D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5]*[.D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6]*[.D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7]*[.D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8]*[.D1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199]*[.D1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0]*[.D2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1]*[.D2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2]*[.D2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3]*[.D2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4]*[.D2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5]*[.D2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6]*[.D2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7]*[.D2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8]*[.D2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09]*[.D2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0]*[.D2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1]*[.D2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2]*[.D2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3]*[.D2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4]*[.D2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5]*[.D2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6]*[.D2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7]*[.D2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8]*[.D2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19]*[.D2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0]*[.D2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1]*[.D2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2]*[.D2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3]*[.D2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4]*[.D2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5]*[.D2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6]*[.D2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7]*[.D2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8]*[.D2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29]*[.D2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0]*[.D2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1]*[.D2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2]*[.D2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3]*[.D2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4]*[.D2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5]*[.D2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6]*[.D2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7]*[.D2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8]*[.D2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39]*[.D2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0]*[.D2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1]*[.D2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2]*[.D2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3]*[.D2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4]*[.D2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5]*[.D2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6]*[.D2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7]*[.D2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8]*[.D2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49]*[.D2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0]*[.D2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1]*[.D2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2]*[.D2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3]*[.D2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4]*[.D2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5]*[.D2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6]*[.D2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7]*[.D2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8]*[.D2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59]*[.D2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0]*[.D2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1]*[.D2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2]*[.D2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3]*[.D2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4]*[.D2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5]*[.D2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6]*[.D2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7]*[.D2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8]*[.D2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69]*[.D2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70]*[.D2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B271]*[.D27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>PLZ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Z</number:currency-symbol>
      <style:map style:condition="value()&gt;=0" style:apply-style-name="N10121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0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2:24:27.539511723</meta:creation-date>
    <meta:generator>LibreOffice/6.0.7.3$Linux_X86_64 LibreOffice_project/00m0$Build-3</meta:generator>
    <dc:date>2019-01-06T15:56:48.224029725</dc:date>
    <meta:editing-duration>PT3H22M6S</meta:editing-duration>
    <meta:editing-cycles>9</meta:editing-cycles>
    <meta:document-statistic meta:table-count="1" meta:cell-count="364" meta:object-count="0"/>
  </office:meta>
</office:document-meta>
</file>